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start"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bstract section:</text:p>
      <text:p text:style-name="P1"><text:tab/>They mention the idea of a future-self having a large impact on procrastination, usually to the “benefit” of them. I believe that a large deal of this is overconfidence and the oversimplification of the task at hand. Along with the future-self, they talk about mood regulation. For me, mood regulation in this case, means to improve your mood “in the now” at the expense of later. Combine this with the aforementioned ideology by your future-self, and you get a case where you think something is easy, so you put it off until later, so you can relax now, only to find out that the task was much harder than it seemed, causing a large deal of stress.</text:p>
      <text:p text:style-name="P1"/>
      <text:p text:style-name="P1">Discussion/Conclusions:</text:p>
      <text:p text:style-name="P1"><text:tab/>It is said that if define procrastination as prioritizing the regulation of the mood of present self over the consequences to the future self, then current research indicates that different mood states may prevent or promote future procrastination. I completely agree with this, and I have experienced it. I would put something off if I've had a rough day, to help my current mood. When I'm feeling happy, having a great day, I would be much more inclined to get any tasks out of the way, to keep my good mood going, kind of like “being in the flow”, that state of mi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mothy Cayer</meta:initial-creator>
    <meta:creation-date>2018-02-07T17:58:45.94</meta:creation-date>
    <dc:date>2018-02-07T18:11:10.32</dc:date>
    <dc:creator>Timothy Cayer</dc:creator>
    <meta:editing-duration>PT12M23S</meta:editing-duration>
    <meta:editing-cycles>2</meta:editing-cycles>
    <meta:generator>OpenOffice/4.1.3$Win32 OpenOffice.org_project/413m1$Build-9783</meta:generator>
    <meta:document-statistic meta:table-count="0" meta:image-count="0" meta:object-count="0" meta:page-count="1" meta:paragraph-count="4" meta:word-count="223" meta:character-count="1261"/>
  </office:meta>
</office:document-meta>
</file>